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office:automatic-styles>
  <office:body>
    <office:text text:use-soft-page-breaks="true">
      <text:p text:style-name="P1">Project Description</text:p>
      <text:p text:style-name="Normal"/>
      <text:p text:style-name="Normal">Outline</text:p>
      <text:p text:style-name="Normal">This project is<text:s/>based around the emerging use of drone swarms and what they can achieve. It is based around how a swarm of drones are able to quickly map an interior of a building and locating high value items/people. I envision this to be achieved through using command drones and worker drones where the command drone is able to consolidate all of the data from its workers and issue orders, whereas the workers and just concerned with their own immediate space and following orders. This would allow for a hierarchical structure of information flow to for, with the use of multiple ‘squads’ of drones to quickly scan a building. As using actual drones would be very expensive and require a lot of health and safety planning, I plan on simulating the drones inside a 3D engine such as Unity to allow for safe testing and control. Due to the scope of this project it will be more research and proof of concept than a complete product, focusing on the interaction between the drones, rather than how they ‘see’ or fly.<text:s/></text:p>
      <text:p text:style-name="Normal"/>
      <text:p text:style-name="Normal">Requirements</text:p>
      <text:p text:style-name="Normal">The requirements for this project are low as I only need the 3D engine, which I can get for free as a student and a half decent laptop to run it on, which I also have.</text:p>
      <text:p text:style-name="Normal"/>
      <text:p text:style-name="Normal">Real World use<text:s/></text:p>
      <text:p text:style-name="Normal">I see a definite real world use for this research in search and rescue operations where <text:s/>a structure may be too dangerous to enter to avoid putting life at risk. It may also be useful in a policing setting, where a building could be scouted out before officers enter to establish a map and possible high value loc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son, Hugo</meta:initial-creator>
    <dc:creator>Robinson, Hugo</dc:creator>
    <meta:creation-date>2021-07-27T12:55:00Z</meta:creation-date>
    <dc:date>2021-07-27T14:04:00Z</dc:date>
    <meta:template xlink:href="Normal" xlink:type="simple"/>
    <meta:editing-cycles>1</meta:editing-cycles>
    <meta:editing-duration>PT4080S</meta:editing-duration>
    <meta:document-statistic meta:page-count="1" meta:paragraph-count="3" meta:word-count="234" meta:character-count="1566" meta:row-count="11" meta:non-whitespace-character-count="1335"/>
  </office:meta>
</office:document-meta>
</file>